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565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547cm" fo:padding-top="0.142cm" fo:padding-bottom="0.142cm" fo:padding-left="0.267cm" fo:padding-right="0.267cm"/>
    </style:style>
    <style:style style:name="gr3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3.116cm" fo:min-width="6.765cm" fo:padding-top="0.142cm" fo:padding-bottom="0.142cm" fo:padding-left="0.267cm" fo:padding-right="0.26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625cm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2.387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73cm" fo:min-width="1.372cm" fo:padding-top="0.142cm" fo:padding-bottom="0.142cm" fo:padding-left="0.267cm" fo:padding-right="0.267cm" draw:shadow="hidden"/>
    </style:style>
    <style:style style:name="gr8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3.116cm" fo:min-width="6.705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1.372cm" fo:padding-top="0.142cm" fo:padding-bottom="0.142cm" fo:padding-left="0.267cm" fo:padding-right="0.267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.8000001907349pt" fo:font-weight="bold" style:font-weight-asian="bold" style:font-weight-complex="bold"/>
    </style:style>
    <style:style style:name="P3" style:family="paragraph">
      <loext:graphic-properties draw:fill-color="#ffffff"/>
      <style:paragraph-properties fo:text-align="center"/>
      <style:text-properties fo:font-size="10.8000001907349pt"/>
    </style:style>
    <style:style style:name="P4" style:family="paragraph">
      <loext:graphic-properties draw:fill-color="#ffffff" draw:opacity="0%"/>
      <style:paragraph-properties fo:text-align="center"/>
      <style:text-properties fo:font-size="10.8000001907349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style:use-window-font-color="true" fo:font-size="10.8000001907349pt" style:font-size-asian="10pt" style:font-size-complex="10pt"/>
    </style:style>
    <style:style style:name="T1" style:family="text">
      <style:text-properties fo:font-size="10pt" fo:font-weight="bold" style:font-weight-asian="bold" style:font-weight-complex="bold"/>
    </style:style>
    <style:style style:name="T2" style:family="text">
      <style:text-properties fo:font-size="10pt"/>
    </style:style>
    <style:style style:name="T3" style:family="text">
      <style:text-properties style:use-window-font-color="tru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7" draw:id="id7" draw:layer="layout" svg:width="2.099cm" svg:height="1.143cm" svg:x="23.157cm" svg:y="25.365cm">
            <text:p text:style-name="P1"><text:span text:style-name="T1">Space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g xml:id="id8" draw:id="id8">
            <draw:custom-shape draw:style-name="gr1" draw:text-style-name="P3" xml:id="id2" draw:id="id2" draw:layer="layout" svg:width="2.099cm" svg:height="1.143cm" svg:x="20.756cm" svg:y="21.431cm">
              <text:p text:style-name="P1"><text:span text:style-name="T2">Drainage</text:span></text:p>
              <text:p text:style-name="P1"><text:span text:style-name="T2">Reserve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3" xml:id="id6" draw:id="id6" draw:layer="layout" svg:width="2.099cm" svg:height="1.143cm" svg:x="25.556cm" svg:y="21.431cm">
              <text:p text:style-name="P1"><text:span text:style-name="T2">???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3" xml:id="id4" draw:id="id4" draw:layer="layout" svg:width="2.099cm" svg:height="1.143cm" svg:x="23.157cm" svg:y="21.431cm">
              <text:p text:style-name="P1"><text:span text:style-name="T2">???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" draw:text-style-name="P3" xml:id="id1" draw:id="id1" draw:layer="layout" svg:width="2.081cm" svg:height="1.143cm" svg:x="20.775cm" svg:y="23.274cm">
              <text:p text:style-name="P1"><text:span text:style-name="T2">Obj type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3" xml:id="id3" draw:id="id3" draw:layer="layout" svg:width="2.081cm" svg:height="1.143cm" svg:x="23.156cm" svg:y="23.274cm">
              <text:p text:style-name="P1"><text:span text:style-name="T2">classification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3" xml:id="id5" draw:id="id5" draw:layer="layout" svg:width="2.081cm" svg:height="1.143cm" svg:x="25.575cm" svg:y="23.274cm">
              <text:p text:style-name="P1"><text:span text:style-name="T2">Predefined</text:span></text:p>
              <text:p text:style-name="P1"><text:span text:style-name="T2">type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7.299cm" svg:height="3.4cm" svg:x="20.557cm" svg:y="21.174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onnector draw:style-name="gr4" draw:text-style-name="P5" draw:layer="layout" draw:type="line" svg:x1="21.817cm" svg:y1="23.274cm" svg:x2="21.806cm" svg:y2="22.574cm" draw:start-shape="id1" draw:start-glue-point="4" draw:end-shape="id2" svg:d="M21817 23274l-11-700" svg:viewBox="0 0 12 701">
              <text:p/>
            </draw:connector>
            <draw:connector draw:style-name="gr4" draw:text-style-name="P5" draw:layer="layout" draw:type="line" svg:x1="24.198cm" svg:y1="23.274cm" svg:x2="24.207cm" svg:y2="22.574cm" draw:start-shape="id3" draw:start-glue-point="4" draw:end-shape="id4" draw:end-glue-point="2" svg:d="M24198 23274l9-700" svg:viewBox="0 0 10 701">
              <text:p/>
            </draw:connector>
            <draw:connector draw:style-name="gr4" draw:text-style-name="P5" draw:layer="layout" draw:type="line" svg:x1="26.617cm" svg:y1="23.274cm" svg:x2="26.606cm" svg:y2="22.574cm" draw:start-shape="id5" draw:start-glue-point="4" draw:end-shape="id6" draw:end-glue-point="2" svg:d="M26617 23274l-11-700" svg:viewBox="0 0 12 701">
              <text:p/>
            </draw:connector>
          </draw:g>
          <draw:connector draw:style-name="gr4" draw:text-style-name="P5" draw:layer="layout" draw:type="line" svg:x1="24.207cm" svg:y1="25.365cm" svg:x2="24.207cm" svg:y2="24.574cm" draw:start-shape="id7" draw:start-glue-point="0" draw:end-shape="id8" svg:d="M24207 25365v-791" svg:viewBox="0 0 1 792">
            <text:p/>
          </draw:connector>
          <draw:g>
            <draw:custom-shape draw:style-name="gr1" draw:text-style-name="P3" xml:id="id15" draw:id="id15" draw:layer="layout" svg:width="2.099cm" svg:height="1.143cm" svg:x="14.527cm" svg:y="25.418cm">
              <text:p text:style-name="P1"><text:span text:style-name="T2">Space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g xml:id="id16" draw:id="id16">
              <draw:custom-shape draw:style-name="gr1" draw:text-style-name="P3" xml:id="id10" draw:id="id10" draw:layer="layout" svg:width="2.099cm" svg:height="1.143cm" svg:x="12.12cm" svg:y="21.304cm">
                <text:p text:style-name="P1"><text:span text:style-name="T2">Access </text:span></text:p>
                <text:p text:style-name="P1"><text:span text:style-name="T2">Road</text:span></text:p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3" xml:id="id14" draw:id="id14" draw:layer="layout" svg:width="2.099cm" svg:height="1.143cm" svg:x="16.92cm" svg:y="21.304cm">
                <text:p text:style-name="P1"><text:span text:style-name="T2">???</text:span></text:p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3" xml:id="id12" draw:id="id12" draw:layer="layout" svg:width="2.099cm" svg:height="1.143cm" svg:x="14.521cm" svg:y="21.304cm">
                <text:p text:style-name="P1"><text:span text:style-name="T2">???</text:span></text:p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2" draw:text-style-name="P3" xml:id="id9" draw:id="id9" draw:layer="layout" svg:width="2.081cm" svg:height="1.143cm" svg:x="12.139cm" svg:y="23.147cm">
                <text:p text:style-name="P1"><text:span text:style-name="T2">Obj type</text:span></text:p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3" xml:id="id11" draw:id="id11" draw:layer="layout" svg:width="2.081cm" svg:height="1.143cm" svg:x="14.52cm" svg:y="23.147cm">
                <text:p text:style-name="P1"><text:span text:style-name="T2">classification</text:span></text:p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3" xml:id="id13" draw:id="id13" draw:layer="layout" svg:width="2.081cm" svg:height="1.143cm" svg:x="16.939cm" svg:y="23.147cm">
                <text:p text:style-name="P1"><text:span text:style-name="T2">Predefined</text:span></text:p>
                <text:p text:style-name="P1"><text:span text:style-name="T2">type</text:span></text:p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7.299cm" svg:height="3.4cm" svg:x="11.921cm" svg:y="21.047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onnector draw:style-name="gr4" draw:text-style-name="P5" draw:layer="layout" draw:type="line" svg:x1="13.181cm" svg:y1="23.147cm" svg:x2="13.17cm" svg:y2="22.447cm" draw:start-shape="id9" draw:start-glue-point="4" draw:end-shape="id10" svg:d="M13181 23147l-11-700" svg:viewBox="0 0 12 701">
                <text:p/>
              </draw:connector>
              <draw:connector draw:style-name="gr4" draw:text-style-name="P5" draw:layer="layout" draw:type="line" svg:x1="15.562cm" svg:y1="23.147cm" svg:x2="15.571cm" svg:y2="22.447cm" draw:start-shape="id11" draw:start-glue-point="4" draw:end-shape="id12" draw:end-glue-point="2" svg:d="M15562 23147l9-700" svg:viewBox="0 0 10 701">
                <text:p/>
              </draw:connector>
              <draw:connector draw:style-name="gr4" draw:text-style-name="P5" draw:layer="layout" draw:type="line" svg:x1="17.981cm" svg:y1="23.147cm" svg:x2="17.97cm" svg:y2="22.447cm" draw:start-shape="id13" draw:start-glue-point="4" draw:end-shape="id14" draw:end-glue-point="2" svg:d="M17981 23147l-11-700" svg:viewBox="0 0 12 701">
                <text:p/>
              </draw:connector>
            </draw:g>
            <draw:connector draw:style-name="gr4" draw:text-style-name="P5" draw:layer="layout" draw:type="line" svg:x1="15.577cm" svg:y1="25.418cm" svg:x2="15.571cm" svg:y2="24.447cm" draw:start-shape="id15" draw:start-glue-point="0" draw:end-shape="id16" svg:d="M15577 25418l-6-971" svg:viewBox="0 0 7 972">
              <text:p/>
            </draw:connector>
            <draw:connector draw:style-name="gr4" draw:text-style-name="P5" draw:layer="layout" draw:type="line" svg:x1="15.577cm" svg:y1="26.561cm" svg:x2="15.602cm" svg:y2="28.079cm" draw:start-shape="id15" draw:start-glue-point="2" svg:d="M15577 26561l25 1518" svg:viewBox="0 0 26 1519">
              <text:p/>
            </draw:connector>
            <draw:custom-shape draw:style-name="gr5" draw:text-style-name="P3" xml:id="id17" draw:id="id17" draw:layer="layout" svg:width="2.159cm" svg:height="1.143cm" svg:x="10.397cm" svg:y="28.813cm">
              <text:p text:style-name="P1"><text:span text:style-name="T2">Building</text:span></text:p>
              <text:p text:style-name="P1"><text:span text:style-name="T2">Element</text:span></text:p>
              <text:p text:style-name="P1"><text:span text:style-name="T2">Proxy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6" draw:text-style-name="P3" draw:layer="layout" svg:width="2.921cm" svg:height="1.27cm" svg:x="10.016cm" svg:y="35.417cm">
              <text:p text:style-name="P1"><text:span text:style-name="T2">Bollard </text:span></text:p>
              <text:p text:style-name="P1"><text:span text:style-name="T2">count &gt;=2</text:span></text:p>
              <text:p text:style-name="P1"><text:span text:style-name="T2"/></text:p>
              <draw:enhanced-geometry svg:viewBox="0 0 21600 21600" draw:mirror-horizontal="true" draw:mirror-vertical="false" draw:type="rectangle" draw:enhanced-path="M 0 0 L 21600 0 21600 21600 0 21600 0 0 Z N"/>
            </draw:custom-shape>
            <draw:connector draw:style-name="gr4" draw:text-style-name="P5" draw:layer="layout" draw:type="line" svg:x1="10.398cm" svg:y1="29.384cm" svg:x2="8.869cm" svg:y2="29.359cm" draw:start-shape="id17" draw:start-glue-point="3" svg:d="M10398 29384l-1529-25" svg:viewBox="0 0 1530 26">
              <text:p/>
            </draw:connector>
            <draw:line draw:style-name="gr4" draw:text-style-name="P5" draw:layer="layout" svg:x1="11.541cm" svg:y1="34.274cm" svg:x2="11.541cm" svg:y2="35.417cm">
              <text:p/>
            </draw:line>
            <draw:line draw:style-name="gr4" draw:text-style-name="P5" draw:layer="layout" svg:x1="20.177cm" svg:y1="34.528cm" svg:x2="20.177cm" svg:y2="35.671cm">
              <text:p/>
            </draw:line>
            <draw:custom-shape draw:style-name="gr6" draw:text-style-name="P3" draw:layer="layout" svg:width="2.921cm" svg:height="1.27cm" svg:x="18.652cm" svg:y="35.671cm">
              <text:p text:style-name="P1"><text:span text:style-name="T2">Chain </text:span></text:p>
              <text:p text:style-name="P1"><text:span text:style-name="T2">count &gt;=2</text:span></text:p>
              <text:p text:style-name="P1"><text:span text:style-name="T2"/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5" draw:text-style-name="P3" draw:layer="layout" svg:width="2.159cm" svg:height="1.143cm" svg:x="19.033cm" svg:y="28.813cm">
              <text:p text:style-name="P1"><text:span text:style-name="T2">Building</text:span></text:p>
              <text:p text:style-name="P1"><text:span text:style-name="T2">Element</text:span></text:p>
              <text:p text:style-name="P1"><text:span text:style-name="T2">Proxy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line draw:style-name="gr4" draw:text-style-name="P5" draw:layer="layout" svg:x1="21.193cm" svg:y1="29.321cm" svg:x2="22.336cm" svg:y2="29.321cm">
              <text:p/>
            </draw:line>
          </draw:g>
          <draw:custom-shape draw:style-name="gr7" draw:text-style-name="P6" xml:id="id24" draw:id="id24" draw:layer="layout" svg:width="3.81cm" svg:height="2.513cm" svg:x="17.891cm" svg:y="24.63cm">
            <text:p text:style-name="P1"><text:span text:style-name="T3">Get connected</text:span></text:p>
            <text:p text:style-name="P1"><text:span text:style-name="T3">Space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g>
            <draw:custom-shape draw:style-name="gr1" draw:text-style-name="P3" xml:id="id19" draw:id="id19" draw:layer="layout" svg:width="2.099cm" svg:height="1.143cm" svg:x="22.534cm" svg:y="28.054cm">
              <text:p text:style-name="P1"><text:span text:style-name="T2">Chain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3" xml:id="id23" draw:id="id23" draw:layer="layout" svg:width="2.099cm" svg:height="1.143cm" svg:x="27.334cm" svg:y="28.054cm">
              <text:p text:style-name="P1"><text:span text:style-name="T2">???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3" xml:id="id21" draw:id="id21" draw:layer="layout" svg:width="2.099cm" svg:height="1.143cm" svg:x="24.935cm" svg:y="28.054cm">
              <text:p text:style-name="P1"><text:span text:style-name="T2">???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" draw:text-style-name="P3" xml:id="id18" draw:id="id18" draw:layer="layout" svg:width="2.081cm" svg:height="1.143cm" svg:x="22.553cm" svg:y="29.897cm">
              <text:p text:style-name="P1"><text:span text:style-name="T2">Obj type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3" xml:id="id20" draw:id="id20" draw:layer="layout" svg:width="2.081cm" svg:height="1.143cm" svg:x="24.934cm" svg:y="29.897cm">
              <text:p text:style-name="P1"><text:span text:style-name="T2">classification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3" xml:id="id22" draw:id="id22" draw:layer="layout" svg:width="2.081cm" svg:height="1.143cm" svg:x="27.353cm" svg:y="29.897cm">
              <text:p text:style-name="P1"><text:span text:style-name="T2">Predefined</text:span></text:p>
              <text:p text:style-name="P1"><text:span text:style-name="T2">type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7.299cm" svg:height="3.4cm" svg:x="22.335cm" svg:y="27.797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onnector draw:style-name="gr4" draw:text-style-name="P5" draw:layer="layout" draw:type="line" svg:x1="23.595cm" svg:y1="29.897cm" svg:x2="23.584cm" svg:y2="29.197cm" draw:start-shape="id18" draw:start-glue-point="4" draw:end-shape="id19" svg:d="M23595 29897l-11-700" svg:viewBox="0 0 12 701">
              <text:p/>
            </draw:connector>
            <draw:connector draw:style-name="gr4" draw:text-style-name="P5" draw:layer="layout" draw:type="line" svg:x1="25.976cm" svg:y1="29.897cm" svg:x2="25.985cm" svg:y2="29.197cm" draw:start-shape="id20" draw:start-glue-point="4" draw:end-shape="id21" draw:end-glue-point="2" svg:d="M25976 29897l9-700" svg:viewBox="0 0 10 701">
              <text:p/>
            </draw:connector>
            <draw:connector draw:style-name="gr4" draw:text-style-name="P5" draw:layer="layout" draw:type="line" svg:x1="28.395cm" svg:y1="29.897cm" svg:x2="28.384cm" svg:y2="29.197cm" draw:start-shape="id22" draw:start-glue-point="4" draw:end-shape="id23" draw:end-glue-point="2" svg:d="M28395 29897l-11-700" svg:viewBox="0 0 12 701">
              <text:p/>
            </draw:connector>
          </draw:g>
          <draw:connector draw:style-name="gr4" draw:text-style-name="P5" draw:layer="layout" draw:type="line" svg:x1="23.158cm" svg:y1="25.936cm" svg:x2="21.701cm" svg:y2="25.887cm" draw:start-shape="id7" draw:end-shape="id24" draw:end-glue-point="7" svg:d="M23158 25936l-1457-49" svg:viewBox="0 0 1458 50">
            <text:p/>
          </draw:connector>
          <draw:line draw:style-name="gr4" draw:text-style-name="P5" draw:layer="layout" svg:x1="17.891cm" svg:y1="25.873cm" svg:x2="16.621cm" svg:y2="25.892cm">
            <text:p/>
          </draw:line>
          <draw:g>
            <draw:custom-shape draw:style-name="gr1" draw:text-style-name="P3" xml:id="id26" draw:id="id26" draw:layer="layout" svg:width="2.099cm" svg:height="1.143cm" svg:x="1.833cm" svg:y="28.181cm">
              <text:p text:style-name="P1"><text:span text:style-name="T2">Bollard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3" xml:id="id30" draw:id="id30" draw:layer="layout" svg:width="2.099cm" svg:height="1.143cm" svg:x="6.633cm" svg:y="28.181cm">
              <text:p text:style-name="P1"><text:span text:style-name="T2">???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3" xml:id="id28" draw:id="id28" draw:layer="layout" svg:width="2.099cm" svg:height="1.143cm" svg:x="4.234cm" svg:y="28.181cm">
              <text:p text:style-name="P1"><text:span text:style-name="T2">???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" draw:text-style-name="P3" xml:id="id25" draw:id="id25" draw:layer="layout" svg:width="2.081cm" svg:height="1.143cm" svg:x="1.852cm" svg:y="30.024cm">
              <text:p text:style-name="P1"><text:span text:style-name="T2">Obj type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3" xml:id="id27" draw:id="id27" draw:layer="layout" svg:width="2.081cm" svg:height="1.143cm" svg:x="4.233cm" svg:y="30.024cm">
              <text:p text:style-name="P1"><text:span text:style-name="T2">classification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3" xml:id="id29" draw:id="id29" draw:layer="layout" svg:width="2.081cm" svg:height="1.143cm" svg:x="6.652cm" svg:y="30.024cm">
              <text:p text:style-name="P1"><text:span text:style-name="T2">Predefined</text:span></text:p>
              <text:p text:style-name="P1"><text:span text:style-name="T2">type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7.239cm" svg:height="3.4cm" svg:x="1.634cm" svg:y="27.924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onnector draw:style-name="gr4" draw:text-style-name="P5" draw:layer="layout" draw:type="line" svg:x1="2.894cm" svg:y1="30.024cm" svg:x2="2.883cm" svg:y2="29.324cm" draw:start-shape="id25" draw:start-glue-point="4" draw:end-shape="id26" svg:d="M2894 30024l-11-700" svg:viewBox="0 0 12 701">
              <text:p/>
            </draw:connector>
            <draw:connector draw:style-name="gr4" draw:text-style-name="P5" draw:layer="layout" draw:type="line" svg:x1="5.275cm" svg:y1="30.024cm" svg:x2="5.284cm" svg:y2="29.324cm" draw:start-shape="id27" draw:start-glue-point="4" draw:end-shape="id28" draw:end-glue-point="2" svg:d="M5275 30024l9-700" svg:viewBox="0 0 10 701">
              <text:p/>
            </draw:connector>
            <draw:connector draw:style-name="gr4" draw:text-style-name="P5" draw:layer="layout" draw:type="line" svg:x1="7.694cm" svg:y1="30.024cm" svg:x2="7.683cm" svg:y2="29.324cm" draw:start-shape="id29" draw:start-glue-point="4" draw:end-shape="id30" draw:end-glue-point="2" svg:d="M7694 30024l-11-700" svg:viewBox="0 0 12 701">
              <text:p/>
            </draw:connector>
          </draw:g>
          <draw:line draw:style-name="gr4" draw:text-style-name="P5" draw:layer="layout" svg:x1="13.827cm" svg:y1="29.321cm" svg:x2="12.557cm" svg:y2="29.321cm">
            <text:p/>
          </draw:line>
        </draw:g>
        <draw:custom-shape draw:style-name="gr7" draw:text-style-name="P6" draw:layer="layout" svg:width="3.81cm" svg:height="2.513cm" svg:x="13.7cm" svg:y="28.078cm">
          <text:p text:style-name="P1"><text:span text:style-name="T3">Get objects</text:span></text:p>
          <text:p text:style-name="P1"><text:span text:style-name="T3">In Spa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17.51cm" svg:y1="29.321cm" svg:x2="19.034cm" svg:y2="29.321cm">
          <text:p/>
        </draw:line>
        <draw:custom-shape draw:style-name="gr9" draw:text-style-name="P6" draw:layer="layout" svg:width="3.81cm" svg:height="2.54cm" svg:x="9.636cm" svg:y="31.734cm">
          <text:p text:style-name="P1"><text:span text:style-name="T3">Get Bollard</text:span></text:p>
          <text:p text:style-name="P1"><text:span text:style-name="T3">cou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6" draw:layer="layout" svg:width="3.81cm" svg:height="2.513cm" svg:x="18.272cm" svg:y="31.988cm">
          <text:p text:style-name="P1"><text:span text:style-name="T3">Get Chain</text:span></text:p>
          <text:p text:style-name="P1"><text:span text:style-name="T3">cou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11.541cm" svg:y1="29.956cm" svg:x2="11.541cm" svg:y2="31.734cm">
          <text:p/>
        </draw:line>
        <draw:line draw:style-name="gr4" draw:text-style-name="P5" draw:layer="layout" svg:x1="20.177cm" svg:y1="29.956cm" svg:x2="20.177cm" svg:y2="31.98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1.6cm" fo:page-height="10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4T10:00:33.131000000</meta:creation-date>
    <dc:date>2018-11-15T15:16:33.577000000</dc:date>
    <meta:editing-duration>PT1H43M10S</meta:editing-duration>
    <meta:editing-cycles>2</meta:editing-cycles>
    <meta:generator>LibreOffice/6.0.3.2$Windows_X86_64 LibreOffice_project/8f48d515416608e3a835360314dac7e47fd0b821</meta:generator>
    <meta:document-statistic meta:object-count="69"/>
  </office:meta>
</office:document-meta>
</file>